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e45bb" officeooo:paragraph-rsid="000e45bb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e45bb" officeooo:paragraph-rsid="000e45bb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e45bb" officeooo:paragraph-rsid="0010a700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e45bb" officeooo:paragraph-rsid="0011f1c5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e45bb" officeooo:paragraph-rsid="000e45bb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e45bb" officeooo:paragraph-rsid="0012de65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12de65" officeooo:paragraph-rsid="0012de65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13aa8c" officeooo:paragraph-rsid="0013aa8c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14c945" officeooo:paragraph-rsid="0014c945" style:font-size-asian="14pt" style:font-size-complex="14pt"/>
    </style:style>
    <style:style style:name="T1" style:family="text">
      <style:text-properties officeooo:rsid="000fb030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1f1c5" style:font-size-asian="10.5pt" style:font-size-complex="12pt"/>
    </style:style>
    <style:style style:name="T4" style:family="text">
      <style:text-properties fo:font-size="12pt" officeooo:rsid="00126e53" style:font-size-asian="10.5pt" style:font-size-complex="12pt"/>
    </style:style>
    <style:style style:name="T5" style:family="text">
      <style:text-properties fo:font-size="12pt" officeooo:rsid="0012de65" style:font-size-asian="10.5pt" style:font-size-complex="12pt"/>
    </style:style>
    <style:style style:name="T6" style:family="text">
      <style:text-properties fo:font-size="12pt" officeooo:rsid="0013aa8c" style:font-size-asian="10.5pt" style:font-size-complex="12pt"/>
    </style:style>
    <style:style style:name="T7" style:family="text">
      <style:text-properties fo:font-size="12pt" officeooo:rsid="0015d53c" style:font-size-asian="10.5pt" style:font-size-complex="12pt"/>
    </style:style>
    <style:style style:name="T8" style:family="text">
      <style:text-properties officeooo:rsid="0010a700"/>
    </style:style>
    <style:style style:name="T9" style:family="text">
      <style:text-properties fo:font-size="14pt" officeooo:rsid="0010a700" style:font-size-asian="14pt" style:font-size-complex="14pt"/>
    </style:style>
    <style:style style:name="T10" style:family="text">
      <style:text-properties officeooo:rsid="0011f1c5"/>
    </style:style>
    <style:style style:name="T11" style:family="text">
      <style:text-properties officeooo:rsid="0012de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year project proposal</text:p>
      <text:p text:style-name="P5">Name of the project:<text:tab/></text:p>
      <text:p text:style-name="P4"><text:tab/></text:p>
      <text:p text:style-name="P4"><text:tab/>Wireless <text:span text:style-name="T11">Li-pol</text:span> battery charger manager<text:tab/><text:line-break/></text:p>
      <text:p text:style-name="P5">Project field: </text:p>
      <text:p text:style-name="P4"><text:tab/></text:p>
      <text:p text:style-name="P4"><text:tab/>Hardware and Software Electronics development</text:p>
      <text:p text:style-name="P2"/>
      <text:p text:style-name="P5"><text:span text:style-name="T8">Description</text:span> of the project:</text:p>
      <text:p text:style-name="P4"><text:tab/></text:p>
      <text:p text:style-name="P4"><text:tab/>The goal of the project <text:span text:style-name="T1">is to design and make a battery manager for small radio controlled <text:tab/>drones / airplanes. </text:span></text:p>
      <text:p text:style-name="P4"><text:span text:style-name="T1"><text:tab/></text:span></text:p>
      <text:p text:style-name="P4"><text:span text:style-name="T1"><text:tab/>This should include:</text:span></text:p>
      <text:p text:style-name="P2"><text:tab/>- <text:span text:style-name="T1">doing research on the market, finding potential customer needs</text:span></text:p>
      <text:p text:style-name="P2"><text:tab/>- <text:span text:style-name="T1">defining product requirements</text:span></text:p>
      <text:p text:style-name="P2"><text:tab/>- <text:span text:style-name="T8">designing the product (designing schematic and printed circuit board, writing software for the <text:tab/>microprocessor)</text:span></text:p>
      <text:p text:style-name="P2"><text:tab/>- <text:span text:style-name="T8">assembling prototype and testing it in real life conditions (in the airplane)</text:span></text:p>
      <text:p text:style-name="P2"><text:tab/>- <text:span text:style-name="T8">making research on legal requirements for putting product on the market </text:span></text:p>
      <text:p text:style-name="P3"><text:line-break/><text:span text:style-name="T9">Product requirements:</text:span></text:p>
      <text:p text:style-name="P4"><text:tab/></text:p>
      <text:p text:style-name="P4"><text:span text:style-name="T8"><text:tab/>The work on the project has already started few days ago, therefore basic product requirements <text:tab/>have already been defined:</text:span></text:p>
      <text:p text:style-name="P4"><text:tab/></text:p>
      <text:p text:style-name="P4"><text:span text:style-name="T8"><text:tab/>The battery manager should:<text:tab/></text:span></text:p>
      <text:p text:style-name="P3"><text:tab/>- <text:span text:style-name="T10">support 1 cell Li-pol batteries</text:span></text:p>
      <text:p text:style-name="P3"><text:tab/>- <text:span text:style-name="T10">have a wireless charger</text:span></text:p>
      <text:p text:style-name="P3"><text:tab/>- <text:span text:style-name="T10">have step up/boost converter on the output with a magnetic switch</text:span></text:p>
      <text:p text:style-name="P3"><text:tab/>- <text:span text:style-name="T10">be controlled by a microprocessor</text:span></text:p>
      <text:p text:style-name="P3"><text:tab/>- <text:span text:style-name="T10">have a size smaller than 30x30mm (without a coil and a battery)</text:span></text:p>
      <text:p text:style-name="P3"/>
      <text:p text:style-name="P5">Budget requirements:<text:tab/><text:line-break/><text:span text:style-name="T2"><text:tab/></text:span></text:p>
      <text:p text:style-name="P7"><text:span text:style-name="T6">Battery manager</text:span><text:span text:style-name="T2">:</text:span></text:p>
      <text:p text:style-name="P6"><text:span text:style-name="T3"><text:tab/>- </text:span><text:span text:style-name="T4">PCB and stencil manufacturing:<text:tab/>25 USD<text:tab/><text:line-break/><text:tab/>- </text:span><text:span text:style-name="T5">Shipping </text:span><text:span text:style-name="T6">of</text:span><text:span text:style-name="T5"> the PCB and stencil: <text:tab/></text:span><text:span text:style-name="T4">25 USD</text:span></text:p>
      <text:p text:style-name="P6"><text:span text:style-name="T4"><text:tab/><text:line-break/><text:tab/>- </text:span><text:span text:style-name="T5">Components </text:span><text:span text:style-name="T7">for 5 prototypes</text:span><text:span text:style-name="T5">:</text:span><text:span text:style-name="T6"><text:tab/></text:span><text:span text:style-name="T7">125 USD (estimated)</text:span></text:p>
      <text:p text:style-name="P6"><text:span text:style-name="T6"><text:tab/>- Shipping of the components:<text:tab/></text:span><text:span text:style-name="T7">0 USD (orders above 100USD have free shipping)</text:span></text:p>
      <text:p text:style-name="P6"><text:span text:style-name="T6"/></text:p>
      <text:p text:style-name="P8"><text:span text:style-name="T2">Additional parts:</text:span></text:p>
      <text:p text:style-name="P8"><text:span text:style-name="T2"><text:tab/><text:tab/>- Wireless charger:<text:tab/><text:tab/></text:span></text:p>
      <text:p text:style-name="P9"><text:span text:style-name="T2"/></text:p>
      <text:p text:style-name="P9"><text:span text:style-name="T2">The prices of the components have been calculated without V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22:00:19.776808256</meta:creation-date>
    <meta:generator>LibreOffice/5.4.5.1$Linux_X86_64 LibreOffice_project/40m0$Build-1</meta:generator>
    <dc:date>2018-03-20T23:42:27.495006917</dc:date>
    <meta:editing-duration>PT37M46S</meta:editing-duration>
    <meta:editing-cycles>4</meta:editing-cycles>
    <meta:document-statistic meta:table-count="0" meta:image-count="0" meta:object-count="0" meta:page-count="1" meta:paragraph-count="35" meta:word-count="224" meta:character-count="1444" meta:non-whitespace-character-count="1201"/>
  </office:meta>
</office:document-meta>
</file>